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/>
    </style:style>
    <style:style style:name="P6" style:family="paragraph" style:parent-style-name="Text_20_body">
      <style:paragraph-properties fo:text-align="center" style:justify-single-word="false"/>
      <style:text-properties style:font-name="Times New Roman"/>
    </style:style>
    <style:style style:name="P7" style:family="paragraph" style:parent-style-name="Text_20_body">
      <style:text-properties style:font-name="Times New Roman" fo:language="ru" fo:country="RU"/>
    </style:style>
    <style:style style:name="P8" style:family="paragraph" style:parent-style-name="Text_20_body" style:list-style-name="L1">
      <style:text-properties style:font-name="Times New Roman"/>
    </style:style>
    <style:style style:name="P9" style:family="paragraph" style:parent-style-name="Text_20_body" style:list-style-name="L2">
      <style:text-properties style:font-name="Times New Roman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7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8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../odt/images/0087.png" xlink:type="simple" xlink:show="embed" xlink:actuate="onLoad"/></draw:frame></text:p>
          </table:table-cell>
          <table:table-cell table:style-name="Table1.B1" office:value-type="string">
            <text:h text:style-name="P4" text:outline-level="1">Ключ<text:span text:style-name="T1">-5(t)</text:span>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7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5cm" svg:height="1.319cm" draw:z-index="0"><draw:image xlink:href="../../odt/images/0087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функцию управляемого ключа по алгоритму:</text:p>
            <text:p text:style-name="P6"><draw:frame draw:style-name="fr3" draw:name="Объект1" text:anchor-type="as-char" svg:width="6.44cm" svg:height="2.8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5"><text:span text:style-name="T4">где</text:span><text:span text:style-name="T4"><draw:frame draw:style-name="fr3" draw:name="Объект2" text:anchor-type="as-char" svg:width="1.055cm" svg:height="0.56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">– вектор </text:span><text:span text:style-name="T2">входных </text:span><text:span text:style-name="T4">сигналов;</text:span></text:p>
            <text:p text:style-name="P5"><text:span text:style-name="T4"><draw:frame draw:style-name="fr3" draw:name="Объект3" text:anchor-type="as-char" svg:width="2.757cm" svg:height="0.621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4">– вектор</text:span><text:span text:style-name="T2">ы</text:span><text:span text:style-name="T4"> </text:span><text:span text:style-name="T2">выходных сигналов на 1-ом и 2-ом выходном порте</text:span><text:span text:style-name="T4">;</text:span></text:p>
            <text:p text:style-name="P5"><text:span text:style-name="T4"><draw:frame draw:style-name="fr3" draw:name="Объект11" text:anchor-type="as-char" svg:width="0.709cm" svg:height="0.621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4">– вектор выходных сигналов</text:span><text:span text:style-name="T2"> на 1-ом выходном порте при</text:span><text:span text:style-name="T2"><draw:frame draw:style-name="fr3" draw:name="Объект6" text:anchor-type="as-char" svg:width="1.642cm" svg:height="0.564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и, соответственно, вектор выходных сигналов на 2-ом выходном порте при</text:span><text:span text:style-name="T2"><draw:frame draw:style-name="fr3" draw:name="Объект5" text:anchor-type="as-char" svg:width="1.642cm" svg:height="0.564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">.</text:span></text:p>
            <text:p text:style-name="P5"><text:span text:style-name="T3">Свойства</text:span>:</text:p>
            <text:list xml:id="list1931698712871599521" text:style-name="L1">
              <text:list-item>
                <text:p text:style-name="P8"><text:span text:style-name="T2">Подпороговое значение на выходе – вектор</text:span><text:span text:style-name="T2"><draw:frame draw:style-name="fr3" draw:name="Объект4" text:anchor-type="as-char" svg:width="0.709cm" svg:height="0.62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">.</text:span></text:p>
              </text:list-item>
            </text:list>
            <text:p text:style-name="Text_20_body"><text:span text:style-name="T3">Примечания</text:span>:</text:p>
            <text:list xml:id="list7300173954871523038" text:style-name="L2">
              <text:list-item>
                <text:p text:style-name="P9">По умолчанию блок формирует <text:span text:style-name="T5">скалярный</text:span> выходной сигнал.</text:p>
              </text:list-item>
              <text:list-item>
                <text:p text:style-name="P9"><text:span text:style-name="T4">Именованные свойства задаются как </text:span><text:span text:style-name="T6">локальные</text:span><text:span text:style-name="T7"> переменные модели (или субмодели) во вкладке </text:span><text:span text:style-name="T6">Параметры</text:span><text:span text:style-name="T7"> или как глобальные сигналы проекта при помощи пункта главного меню </text:span><text:span text:style-name="T6">Графика</text:span><text:span text:style-name="T7"> </text:span><text:span text:style-name="T8">→</text:span><text:span text:style-name="T7"> </text:span><text:span text:style-name="T6">Сигналы</text:span><text:span text:style-name="T7">.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-5(t)</dc:title>
    <dc:date>2012-03-30T13:06:30.46</dc:date>
    <meta:generator>OpenOffice_Beta/4.1.0$Win32 OpenOffice.org_project/410m14$Build-9760</meta:generator>
    <meta:editing-duration>PT6H40M40S</meta:editing-duration>
    <meta:editing-cycles>150</meta:editing-cycles>
    <meta:document-statistic meta:table-count="1" meta:image-count="2" meta:object-count="7" meta:page-count="1" meta:paragraph-count="16" meta:word-count="94" meta:character-count="621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2/content.xml><?xml version="1.0" encoding="utf-8"?>
<math xmlns="http://www.w3.org/1998/Math/MathML">
  <semantics>
    <mtable>
      <mtr>
        <mtd>
          <mrow>
            <msub>
              <mi>y</mi>
              <mrow>
                <mn>1,</mn>
                <mi>i</mi>
              </mrow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sub>
                            <mi>u</mi>
                            <mi>i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row>
                            <mi>t</mi>
                            <mo stretchy="false">&lt;</mo>
                            <msub>
                              <mi>u</mi>
                              <mrow>
                                <mi>i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sub>
                            <mi>Y</mi>
                            <mrow>
                              <mn>0,</mn>
                              <mi>i</mi>
                            </mrow>
                          </msub>
                          <mi>,</mi>
                          <mi/>
                          <mi mathvariant="italic">если</mi>
                          <mi/>
                          <mrow>
                            <mi>t</mi>
                            <mo stretchy="false">≥</mo>
                            <msub>
                              <mi>u</mi>
                              <mrow>
                                <mi>i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row>
                <mn>2,</mn>
                <mi>i</mi>
              </mrow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sub>
                            <mi>u</mi>
                            <mi>i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row>
                            <mi>t</mi>
                            <mo stretchy="false">≥</mo>
                            <msub>
                              <mi>u</mi>
                              <mrow>
                                <mi>i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sub>
                            <mi>Y</mi>
                            <mrow>
                              <mn>0,</mn>
                              <mi>i</mi>
                            </mrow>
                          </msub>
                          <mi>,</mi>
                          <mi/>
                          <mi mathvariant="italic">если</mi>
                          <mi/>
                          <mrow>
                            <mi>t</mi>
                            <mo stretchy="false">&lt;</mo>
                            <msub>
                              <mi>u</mi>
                              <mrow>
                                <mi>i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{1,i}(t) = left lbrace stack{
alignl   u_i(t), ~ если ~ t &lt;  u_{i}(t), #
alignl  Y_{0,i}, ~ если ~ t &gt;= u_{i}(t);
}  right none
newline
y_{2,i}(t) = left lbrace stack{
alignl   u_i(t), ~ если ~ t &gt;=  u_{i}(t), #
alignl  Y_{0,i}, ~ если ~ t &lt;   u_{i}(t);
}  right none
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4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  <mi>,</mi>
      <mi/>
      <msub>
        <mi>y</mi>
        <mn>2</mn>
      </msub>
      <mrow>
        <mo stretchy="false">(</mo>
        <mrow>
          <mi>t</mi>
        </mrow>
        <mo stretchy="false">)</mo>
      </mrow>
    </mrow>
    <annotation encoding="StarMath 5.0">y_1(t),~y_2(t)</annotation>
  </semantics>
</math>
</file>

<file path=Object 5/content.xml><?xml version="1.0" encoding="utf-8"?>
<math xmlns="http://www.w3.org/1998/Math/MathML">
  <semantics>
    <mrow>
      <mrow>
        <mi>t</mi>
        <mo stretchy="false">≥</mo>
        <mi>u</mi>
      </mrow>
      <mrow>
        <mo stretchy="false">(</mo>
        <mrow>
          <mi>t</mi>
        </mrow>
        <mo stretchy="false">)</mo>
      </mrow>
    </mrow>
    <annotation encoding="StarMath 5.0">t&gt;=u(t)</annotation>
  </semantics>
</math>
</file>

<file path=Object 6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7/content.xml><?xml version="1.0" encoding="utf-8"?>
<math xmlns="http://www.w3.org/1998/Math/MathML">
  <semantics>
    <mrow>
      <mrow>
        <mi>t</mi>
        <mo stretchy="false">&lt;</mo>
        <mi>u</mi>
      </mrow>
      <mrow>
        <mo stretchy="false">(</mo>
        <mrow>
          <mi>t</mi>
        </mrow>
        <mo stretchy="false">)</mo>
      </mrow>
    </mrow>
    <annotation encoding="StarMath 5.0">t&lt;u(t)</annotation>
  </semantics>
</math>
</file>